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60.2mm" svg:height="90.04mm" svg:x="24.22mm" svg:y="37.45mm">
            <loext:p draw:notify-on-update-of-ranges="Hoja1.C4:Hoja1.C7 Hoja1.D4:Hoja1.D7 Hoja1.E4:Hoja1.E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lope One (1M)</text:p>
          </table:table-cell>
          <table:table-cell office:value-type="float" office:value="0.8345" calcext:value-type="float">
            <text:p>0.8345</text:p>
          </table:table-cell>
          <table:table-cell office:value-type="float" office:value="0.744212" calcext:value-type="float">
            <text:p>0.7442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seno (1M)</text:p>
          </table:table-cell>
          <table:table-cell office:value-type="float" office:value="1.28567" calcext:value-type="float">
            <text:p>1.28567</text:p>
          </table:table-cell>
          <table:table-cell office:value-type="float" office:value="0.94263" calcext:value-type="float">
            <text:p>0.942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ope One (10M)</text:p>
          </table:table-cell>
          <table:table-cell office:value-type="float" office:value="0.846316" calcext:value-type="float">
            <text:p>0.846316</text:p>
          </table:table-cell>
          <table:table-cell office:value-type="float" office:value="0.77263" calcext:value-type="float">
            <text:p>0.772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seno (10M)</text:p>
          </table:table-cell>
          <table:table-cell office:value-type="float" office:value="1.32296" calcext:value-type="float">
            <text:p>1.32296</text:p>
          </table:table-cell>
          <table:table-cell office:value-type="float" office:value="1.03853" calcext:value-type="float">
            <text:p>1.038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P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4">00/00/0000</text:date>, <text:time style:data-style-name="N2" text:time-value="19:19:35.48829811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00:15:16.357693482</meta:creation-date>
    <dc:date>2018-06-04T20:18:54.500748514</dc:date>
    <meta:editing-duration>PT59M56S</meta:editing-duration>
    <meta:editing-cycles>4</meta:editing-cycles>
    <meta:generator>LibreOffice/5.1.6.2$Linux_X86_64 LibreOffice_project/10m0$Build-2</meta:generator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1cm" svg:height="9.005cm" xlink:href=".." xlink:type="simple" chart:class="chart:bar" chart:style-name="ch1">
        <chart:legend chart:legend-position="end" svg:x="13.996cm" svg:y="3.954cm" style:legend-expansion="high" chart:style-name="ch2"/>
        <chart:plot-area chart:style-name="ch3" table:cell-range-address="Hoja1.C4:Hoja1.E7" chart:data-source-has-labels="both" svg:x="0.32cm" svg:y="0.18cm" svg:width="13.356cm" svg:height="8.645cm">
          <chartooo:coordinate-region svg:x="1.047cm" svg:y="0.38cm" svg:width="12.629cm" svg:height="7.798cm"/>
          <chart:axis chart:dimension="x" chart:name="primary-x" chart:style-name="ch4" chartooo:axis-type="auto">
            <chartooo:date-scale/>
            <chart:categories table:cell-range-address="Hoja1.C4:Hoja1.C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D4:Hoja1.D7" loext:label-string="con_csii" chart:class="chart:bar">
            <chart:data-point chart:repeated="4"/>
          </chart:series>
          <chart:series chart:style-name="ch8" chart:values-cell-range-address="Hoja1.E4:Hoja1.E7" loext:label-string="sin_csii" chart:class="chart:bar">
            <chart:data-point chart:repeated="4"/>
            <loext:propertry-mapping loext:property="BorderColor" loext:cell-range-address="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_csii</text:p>
              </table:table-cell>
              <table:table-cell office:value-type="string">
                <text:p>sin_csii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lope One (1M)</text:p>
                <draw:g>
                  <svg:desc>Hoja1.C4:Hoja1.C7</svg:desc>
                </draw:g>
              </table:table-cell>
              <table:table-cell office:value-type="float" office:value="0.8345">
                <text:p>0.8345</text:p>
                <draw:g>
                  <svg:desc>Hoja1.D4:Hoja1.D7</svg:desc>
                </draw:g>
              </table:table-cell>
              <table:table-cell office:value-type="float" office:value="0.744212">
                <text:p>0.744212</text:p>
                <draw:g>
                  <svg:desc>Hoja1.E4:Hoja1.E7</svg:desc>
                </draw:g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seno (1M)</text:p>
              </table:table-cell>
              <table:table-cell office:value-type="float" office:value="1.28567">
                <text:p>1.28567</text:p>
              </table:table-cell>
              <table:table-cell office:value-type="float" office:value="0.94263">
                <text:p>0.94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lope One (10M)</text:p>
              </table:table-cell>
              <table:table-cell office:value-type="float" office:value="0.846316">
                <text:p>0.846316</text:p>
              </table:table-cell>
              <table:table-cell office:value-type="float" office:value="0.77263">
                <text:p>0.77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seno (10M)</text:p>
              </table:table-cell>
              <table:table-cell office:value-type="float" office:value="1.32296">
                <text:p>1.32296</text:p>
              </table:table-cell>
              <table:table-cell office:value-type="float" office:value="1.03853">
                <text:p>1.0385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